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Weather system CVars and CComands </text:h>
      <text:h text:style-name="Heading_20_2" text:outline-level="2">ws_weatherSystemActive</text:h>
      <text:p text:style-name="Standard"><text:s/>Toggles the weather system to be active or not (1 or 0)</text:p>
      <text:p text:style-name="Standard"><text:s text:c="2"/></text:p>
      <text:h text:style-name="Heading_20_2" text:outline-level="2">WSReloadSituations</text:h>
      <text:p text:style-name="Standard"><text:s/>Reloads all situation definitions</text:p>
      <text:p text:style-name="Standard"/>
      <text:h text:style-name="Heading_20_2" text:outline-level="2">WSForceSituation</text:h>
      <text:p text:style-name="Standard"><text:s/>Applies weather situation named &lt;name&gt; if it is found. Ignores any selection criteria</text:p>
      <text:p text:style-name="Standard"/>
      <text:h text:style-name="Heading_20_2" text:outline-level="2">WSForceSituationChange</text:h>
      <text:p text:style-name="Standard"><text:s/>Forces a situation change now</text:p>
      <text:p text:style-name="Standard"/>
      <text:h text:style-name="Heading_20_2" text:outline-level="2">WSFadeOutAndStop</text:h>
      <text:p text:style-name="Standard"><text:s/>The current situation gets faded out over [seconds = 1] seconds and the weather system is turned off</text:p>
      <text:p text:style-name="Standard"/>
      <text:h text:style-name="Heading_20_2" text:outline-level="2">WSListSituations</text:h>
      <text:p text:style-name="Standard"><text:s/>Lists all loaded situa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20S</meta:editing-duration>
    <meta:editing-cycles>3</meta:editing-cycles>
    <meta:generator>OpenOffice/4.0.1$Win32 OpenOffice.org_project/401m5$Build-9714</meta:generator>
    <dc:date>2014-04-18T15:05:31.57</dc:date>
    <meta:document-statistic meta:table-count="0" meta:image-count="0" meta:object-count="0" meta:page-count="1" meta:paragraph-count="14" meta:word-count="67" meta:character-count="481"/>
    <meta:user-defined meta:name="Info 1"/>
    <meta:user-defined meta:name="Info 2"/>
    <meta:user-defined meta:name="Info 3"/>
    <meta:user-defined meta:name="Info 4"/>
  </office:meta>
</office:document-meta>
</file>